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image/png" manifest:full-path="Pictures/100000000000000800000008DD0ADA29.png"/>
  <manifest:file-entry manifest:media-type="image/png" manifest:full-path="Pictures/1000020100000D9C000002E8908C7F51.png"/>
  <manifest:file-entry manifest:media-type="image/png" manifest:full-path="Pictures/10000201000022610000070B63EED29E.png"/>
  <manifest:file-entry manifest:media-type="image/png" manifest:full-path="Pictures/100002010000200B0000036EAB327D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06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6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9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21" style:family="graphic" style:parent-style-name="standard">
      <style:graphic-properties svg:stroke-color="#ff3333" draw:fill="none" draw:fill-color="#e6e6e6" draw:textarea-vertical-align="middle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  <text:list text:style-name="L1">
            <text:list-item>
              <text:p text:style-name="P2"><text:span text:style-name="T2"><text:s/></text:span><text:span text:style-name="T2">Flexible, generic meta model</text:span><text:span text:style-name="T2"><text:line-break/></text:span><text:span text:style-name="T2"> <text:s/>for actor-oriented modeling </text:span><text:span text:style-name="T2"><text:line-break/></text:span><text:span text:style-name="T2"> <text:s/>languages </text:span></text:p>
            </text:list-item>
            <text:list-item>
              <text:p text:style-name="P2"><text:span text:style-name="T2"><text:s/></text:span><text:span text:style-name="T2">Extendable Annotation </text:span><text:span text:style-name="T2"><text:line-break/></text:span><text:span text:style-name="T2"> <text:s/>concept</text:span></text:p>
            </text:list-item>
            <text:list-item>
              <text:p text:style-name="P2"><text:span text:style-name="T2"><text:s/></text:span><text:span text:style-name="T2">Code Generation w/</text:span><text:span text:style-name="T2"><text:line-break/></text:span><text:span text:style-name="T2"> <text:s/>Xpand/Xtend</text:span></text:p>
            </text:list-item>
            <text:list-item>
              <text:p text:style-name="P2"><text:span text:style-name="T2"><text:s/></text:span><text:span text:style-name="T2">Exploiting the Eclipse </text:span><text:span text:style-name="T2"><text:line-break/></text:span><text:span text:style-name="T2"> <text:s/>Modeling Framework (EMF)</text:span></text:p>
            </text:list-item>
            <text:list-item>
              <text:p text:style-name="P2"><text:span text:style-name="T2"><text:s/></text:span><text:span text:style-name="T2">Multiple editing frameworks</text:span><text:span text:style-name="T2"><text:line-break/></text:span><text:span text:style-name="T2"> <text:s/>supported:</text:span><text:span text:style-name="T2"><text:line-break/></text:span><text:span text:style-name="T2"> <text:s/>EMF, GMF, Graphiti, Xtext</text:span></text:p>
            </text:list-item>
          </text:list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layout integrated in Ptolemy's graphical editor Vergil</text:span></text:p>
            </text:list-item>
          </text:list>
        </draw:rect>
        <draw:rect draw:style-name="gr4" draw:text-style-name="P3" draw:layer="layout" svg:width="31.1cm" svg:height="21.5cm" svg:x="46.9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6cm" svg:height="7.48cm" svg:x="6.094cm" svg:y="21.02cm">
          <draw:image xlink:href="Pictures/100002010000200B0000036EAB327D6E.png" xlink:type="simple" xlink:show="embed" xlink:actuate="onLoad">
            <text:p/>
          </draw:image>
        </draw:frame>
        <draw:frame draw:style-name="gr13" draw:text-style-name="P14" draw:layer="layout" svg:width="52.724cm" svg:height="0.822cm" svg:x="16.086cm" svg:y="116.8cm">
          <draw:text-box>
            <text:p text:style-name="P14"><text:span text:style-name="T16">Poster presented at 9</text:span><text:span text:style-name="T17">th</text:span><text:span text:style-name="T16"> Biennial Ptolemy Miniconference (PTCONF11), Berkeley, CA, February 2011</text:span><text:span text:style-name="T18">, </text:span><text:span text:style-name="T19">© Christian Motika. Miro Spönemann, Reinhard v. Hanxleden 2011</text:span></text:p>
          </draw:text-box>
        </draw:frame>
        <draw:frame draw:style-name="gr15" draw:text-style-name="P1" draw:layer="layout" svg:width="29.117cm" svg:height="5cm" svg:x="5.5cm" svg:y="27.8cm">
          <draw:image xlink:href="Pictures/100002010000200B0000036EAB327D6E.png" xlink:type="simple" xlink:show="embed" xlink:actuate="onLoad">
            <text:p/>
          </draw:image>
        </draw:frame>
        <draw:frame draw:style-name="gr16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5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7" draw:text-style-name="P1" draw:layer="layout" svg:width="18.57cm" svg:height="4cm" svg:x="6.5cm" svg:y="62.4cm">
          <draw:image xlink:href="Pictures/1000020100000D9C000002E8908C7F51.png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2" draw:layer="layout" svg:width="10.78cm" svg:height="0.632cm" svg:x="22.777cm" svg:y="52.7cm">
          <draw:text-box>
            <text:p><text:span text:style-name="T14">KAOM Meta Model as EMF Ecore Diagram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93cm" svg:height="0.556cm" svg:x="65.507cm" svg:y="48.6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5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1.5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5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051cm" svg:height="0.556cm" svg:x="66.4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7" draw:text-style-name="P1" draw:layer="layout" svg:width="5.211cm" svg:height="5.476cm" svg:x="70.789cm" svg:y="61.5cm">
          <draw:image xlink:href="file:///D:/Studium2011/PRESENTATIONS/KAOM-Poster/traffic.png" xlink:type="simple" xlink:show="embed" xlink:actuate="onLoad">
            <text:p/>
          </draw:image>
        </draw:frame>
        <draw:frame draw:style-name="gr17" draw:text-style-name="P1" draw:layer="layout" svg:width="5.677cm" svg:height="5.59cm" svg:x="58.9cm" svg:y="69.6cm">
          <draw:image xlink:href="file:///D:/Studium2011/PRESENTATIONS/KAOM-Poster/plotter.png" xlink:type="simple" xlink:show="embed" xlink:actuate="onLoad">
            <text:p/>
          </draw:image>
        </draw:frame>
        <draw:frame draw:style-name="gr17" draw:text-style-name="P1" draw:layer="layout" svg:width="11.041cm" svg:height="6.568cm" svg:x="66.459cm" svg:y="68.8cm">
          <draw:image xlink:href="file:///D:/Studium2011/PRESENTATIONS/KAOM-Poster/kvid.png" xlink:type="simple" xlink:show="embed" xlink:actuate="onLoad">
            <text:p/>
          </draw:image>
        </draw:frame>
        <draw:frame draw:style-name="gr17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8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7" draw:text-style-name="P1" draw:layer="layout" svg:width="6.387cm" svg:height="4.5cm" svg:x="47.322cm" svg:y="85.4cm">
          <draw:image xlink:href="file:///D:/Studium2011/PRESENTATIONS/KAOM-Poster/AddSubtract.png" xlink:type="simple" xlink:show="embed" xlink:actuate="onLoad">
            <text:p/>
          </draw:image>
        </draw:frame>
        <draw:frame draw:style-name="gr17" draw:text-style-name="P1" draw:layer="layout" svg:width="4.5cm" svg:height="3.796cm" svg:x="53cm" svg:y="85.9cm">
          <draw:image xlink:href="file:///D:/Studium2011/PRESENTATIONS/KAOM-Poster/TimedPlotter.png" xlink:type="simple" xlink:show="embed" xlink:actuate="onLoad">
            <text:p/>
          </draw:image>
        </draw:frame>
        <draw:frame draw:style-name="gr17" draw:text-style-name="P1" draw:layer="layout" svg:width="14.517cm" svg:height="3.568cm" svg:x="62.483cm" svg:y="91.9cm">
          <draw:image xlink:href="file:///D:/Studium2011/PRESENTATIONS/KAOM-Poster/comment.png" xlink:type="simple" xlink:show="embed" xlink:actuate="onLoad">
            <text:p/>
          </draw:image>
        </draw:frame>
        <draw:frame draw:style-name="gr17" draw:text-style-name="P1" draw:layer="layout" svg:width="14.903cm" svg:height="3.196cm" svg:x="62.097cm" svg:y="96.9cm">
          <draw:image xlink:href="file:///D:/Studium2011/PRESENTATIONS/KAOM-Poster/statemachine.png" xlink:type="simple" xlink:show="embed" xlink:actuate="onLoad">
            <text:p/>
          </draw:image>
        </draw:frame>
        <draw:frame draw:style-name="gr17" draw:text-style-name="P1" draw:layer="layout" svg:width="12.5cm" svg:height="6.393cm" svg:x="24.1cm" svg:y="85.107cm">
          <draw:image xlink:href="file:///D:/Studium2011/PRESENTATIONS/KAOM-Poster/layout.png" xlink:type="simple" xlink:show="embed" xlink:actuate="onLoad">
            <text:p/>
          </draw:image>
        </draw:frame>
        <draw:frame draw:style-name="gr17" draw:text-style-name="P1" draw:layer="layout" svg:width="15cm" svg:height="9.548cm" svg:x="7cm" svg:y="84.999cm">
          <draw:image xlink:href="file:///D:/Studium2011/PRESENTATIONS/KAOM-Poster/traffic_light.png" xlink:type="simple" xlink:show="embed" xlink:actuate="onLoad">
            <text:p/>
          </draw:image>
        </draw:frame>
        <draw:frame draw:style-name="gr17" draw:text-style-name="P1" draw:layer="layout" svg:width="16.878cm" svg:height="14.8cm" svg:x="19.622cm" svg:y="37.5cm">
          <draw:image xlink:href="file:///D:/Studium2011/PRESENTATIONS/KAOM-Poster/kaom_annotations.png" xlink:type="simple" xlink:show="embed" xlink:actuate="onLoad">
            <text:p/>
          </draw:image>
        </draw:frame>
        <draw:frame draw:style-name="gr17" draw:text-style-name="P1" draw:layer="layout" svg:width="26.842cm" svg:height="19.245cm" svg:x="28.5cm" svg:y="57.755cm">
          <draw:image xlink:href="file:///D:/Studium2011/PRESENTATIONS/KAOM-Poster/kaom-screenshot2.png" xlink:type="simple" xlink:show="embed" xlink:actuate="onLoad">
            <text:p/>
          </draw:image>
        </draw:frame>
        <draw:frame draw:style-name="gr13" draw:text-style-name="P13" draw:layer="layout" svg:width="12.033cm" svg:height="0.556cm" svg:x="47.767cm" svg:y="53.1cm">
          <draw:text-box>
            <text:p><text:span text:style-name="T15">KIVI Focus &amp; context on a Ptolemy Data Flow Diagram</text:span></text:p>
          </draw:text-box>
        </draw:frame>
        <draw:frame draw:style-name="gr17" draw:text-style-name="P1" draw:layer="layout" svg:width="12.818cm" svg:height="5.333cm" svg:x="47.482cm" svg:y="47.367cm">
          <draw:image xlink:href="file:///D:/Studium2011/PRESENTATIONS/KAOM-Poster/viewmanagement1b.png" xlink:type="simple" xlink:show="embed" xlink:actuate="onLoad">
            <text:p/>
          </draw:image>
        </draw:frame>
        <draw:frame draw:style-name="gr17" draw:text-style-name="P1" draw:layer="layout" svg:width="12.481cm" svg:height="6.5cm" svg:x="47.4cm" svg:y="38.9cm">
          <draw:image xlink:href="file:///D:/Studium2011/PRESENTATIONS/KAOM-Poster/viewmanagement2b.png" xlink:type="simple" xlink:show="embed" xlink:actuate="onLoad">
            <text:p/>
          </draw:image>
        </draw:frame>
        <draw:custom-shape draw:style-name="gr19" draw:text-style-name="P1" draw:layer="layout" svg:width="4.5cm" svg:height="4.5cm" svg:x="52.6cm" svg:y="43.8cm">
          <text:p/>
          <draw:enhanced-geometry svg:viewBox="0 0 21600 21600" draw:text-areas="0 0 21600 21600" draw:mirror-vertical="true" draw:mirror-horizontal="true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1" draw:layer="layout" svg:width="4.5cm" svg:height="4.5cm" svg:x="53.3cm" svg:y="43.9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1" draw:layer="layout" svg:width="6cm" svg:height="5.57cm" svg:x="51.9cm" svg:y="38.665cm">
          <text:p/>
        </draw:ellipse>
        <draw:ellipse draw:style-name="gr21" draw:layer="layout" svg:width="2.192cm" svg:height="2.035cm" svg:x="54.2cm" svg:y="47.9cm">
          <text:p/>
        </draw:ellipse>
        <draw:frame draw:style-name="gr17" draw:text-style-name="P1" draw:layer="layout" svg:width="18.166cm" svg:height="10cm" svg:x="59.546cm" svg:y="38cm">
          <draw:image xlink:href="file:///D:/Studium2011/PRESENTATIONS/KAOM-Poster/pragmatics.png" xlink:type="simple" xlink:show="embed" xlink:actuate="onLoad">
            <text:p/>
          </draw:image>
        </draw:frame>
        <draw:frame draw:style-name="gr17" draw:text-style-name="P1" draw:layer="layout" svg:width="26.3cm" svg:height="9.271cm" svg:x="-1.3cm" svg:y="67.829cm">
          <draw:image xlink:href="file:///D:/Studium2011/PRESENTATIONS/KAOM-Poster/KleptoOverview.png" xlink:type="simple" xlink:show="embed" xlink:actuate="onLoad">
            <text:p/>
          </draw:image>
        </draw:frame>
        <draw:frame draw:style-name="gr17" draw:text-style-name="P1" draw:layer="layout" svg:width="15cm" svg:height="4.981cm" svg:x="21.7cm" svg:y="92.119cm">
          <draw:image xlink:href="file:///D:/Studium2011/PRESENTATIONS/KAOM-Poster/ptolemy_layout.png" xlink:type="simple" xlink:show="embed" xlink:actuate="onLoad">
            <text:p/>
          </draw:image>
        </draw:frame>
        <draw:frame draw:style-name="gr17" draw:text-style-name="P1" draw:layer="layout" svg:width="13.9cm" svg:height="8.781cm" svg:x="47.1cm" svg:y="91.9cm">
          <draw:image xlink:href="file:///D:/Studium2011/PRESENTATIONS/KAOM-Poster/simpleRamp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2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4T12:32:24.05</dc:date>
    <meta:print-date>2011-02-04T09:26:24.36</meta:print-date>
    <dc:language>en-US</dc:language>
    <meta:editing-cycles>293</meta:editing-cycles>
    <meta:editing-duration>PT146H20M32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